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4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P5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P6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3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T16" style:parent-style-name="DefaultParagraphFont" style:family="text">
      <style:text-properties style:font-name="Courier New" style:font-name-complex="Courier New"/>
    </style:style>
    <style:style style:name="T1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8" style:parent-style-name="DefaultParagraphFont" style:family="text">
      <style:text-properties style:font-name="Courier New" style:font-name-complex="Courier New"/>
    </style:style>
    <style:style style:name="T19" style:parent-style-name="DefaultParagraphFont" style:family="text">
      <style:text-properties style:font-name="Courier New" style:font-name-complex="Courier New"/>
    </style:style>
    <style:style style:name="T20" style:parent-style-name="DefaultParagraphFont" style:family="text">
      <style:text-properties style:font-name="Courier New" style:font-name-complex="Courier New"/>
    </style:style>
    <style:style style:name="T21" style:parent-style-name="DefaultParagraphFont" style:family="text">
      <style:text-properties style:font-name="Courier New" style:font-name-complex="Courier New"/>
    </style:style>
    <style:style style:name="T22" style:parent-style-name="DefaultParagraphFont" style:family="text">
      <style:text-properties style:font-name="Courier New" style:font-name-complex="Courier New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31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T34" style:parent-style-name="DefaultParagraphFont" style:family="text">
      <style:text-properties style:font-name="Courier New" style:font-name-complex="Courier New"/>
    </style:style>
    <style:style style:name="T3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6" style:parent-style-name="DefaultParagraphFont" style:family="text">
      <style:text-properties style:font-name="Courier New" style:font-name-complex="Courier New"/>
    </style:style>
    <style:style style:name="T37" style:parent-style-name="DefaultParagraphFont" style:family="text">
      <style:text-properties style:font-name="Courier New" style:font-name-complex="Courier New"/>
    </style:style>
    <style:style style:name="P38" style:parent-style-name="Standard" style:family="paragraph">
      <style:paragraph-properties fo:margin-top="0.1944in" fo:margin-bottom="0.1944in" fo:margin-left="1.2in" fo:text-indent="-0.4in">
        <style:tab-stops/>
      </style:paragraph-properties>
    </style:style>
    <style:style style:name="T39" style:parent-style-name="DefaultParagraphFont" style:family="text">
      <style:text-properties style:font-name="Courier New" style:font-name-complex="Courier New"/>
    </style:style>
    <style:style style:name="T40" style:parent-style-name="DefaultParagraphFont" style:family="text">
      <style:text-properties style:font-name="Courier New" style:font-name-complex="Courier New"/>
    </style:style>
    <style:style style:name="T41" style:parent-style-name="DefaultParagraphFont" style:family="text">
      <style:text-properties style:font-name="Courier New" style:font-name-complex="Courier New"/>
    </style:style>
    <style:style style:name="T42" style:parent-style-name="DefaultParagraphFont" style:family="text">
      <style:text-properties style:font-name="Courier New" style:font-name-complex="Courier New"/>
    </style:style>
    <style:style style:name="P43" style:parent-style-name="Standard" style:family="paragraph">
      <style:paragraph-properties fo:margin-top="0.1944in" fo:margin-bottom="0.1944in" fo:margin-left="1.2in" fo:text-indent="-0.4in">
        <style:tab-stops/>
      </style:paragraph-properties>
    </style:style>
    <style:style style:name="T44" style:parent-style-name="DefaultParagraphFont" style:family="text">
      <style:text-properties style:font-name="Courier New" style:font-name-complex="Courier New"/>
    </style:style>
    <style:style style:name="T45" style:parent-style-name="DefaultParagraphFont" style:family="text">
      <style:text-properties style:font-name="Courier New" style:font-name-complex="Courier New"/>
    </style:style>
    <style:style style:name="T46" style:parent-style-name="DefaultParagraphFont" style:family="text">
      <style:text-properties style:font-name="Courier New" style:font-name-complex="Courier New"/>
    </style:style>
    <style:style style:name="T47" style:parent-style-name="DefaultParagraphFont" style:family="text">
      <style:text-properties style:font-name="Courier New" style:font-name-complex="Courier New"/>
    </style:style>
    <style:style style:name="T48" style:parent-style-name="DefaultParagraphFont" style:family="text">
      <style:text-properties style:font-name="Courier New" style:font-name-complex="Courier New"/>
    </style:style>
    <style:style style:name="T49" style:parent-style-name="DefaultParagraphFont" style:family="text">
      <style:text-properties style:font-name="Courier New" style:font-name-complex="Courier New"/>
    </style:style>
    <style:style style:name="T50" style:parent-style-name="DefaultParagraphFont" style:family="text">
      <style:text-properties style:font-name="Courier New" style:font-name-complex="Courier New"/>
    </style:style>
    <style:style style:name="T51" style:parent-style-name="DefaultParagraphFont" style:family="text">
      <style:text-properties style:font-name="Courier New" style:font-name-complex="Courier New"/>
    </style:style>
    <style:style style:name="T52" style:parent-style-name="DefaultParagraphFont" style:family="text">
      <style:text-properties style:font-name="Courier New" style:font-name-complex="Courier New"/>
    </style:style>
    <style:style style:name="P53" style:parent-style-name="Standard" style:family="paragraph">
      <style:paragraph-properties fo:margin-bottom="0.1944in" fo:margin-left="0.8in" fo:text-indent="-0.4in">
        <style:tab-stops/>
      </style:paragraph-properties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60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T6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3">Lab 02: Lists</text:h>
      <text:h text:style-name="Heading3" text:outline-level="3">Monday, 18 September<text:s/>2017</text:h>
      <text:p text:style-name="NormalWeb">The linear linked list is one of several ways to organize and store sequential data and is used frequently in computer programming. <text:s/>In this lab you will work with class LLList, which implements a linear linked implementation of a sequence of doubles.  This implementation of the LLList structure stores a single pointer containing the address of the first Node of a linear linked list of Nodes in each LLList object.  Download the following files from Lab Resources for today's lab: <text:s/>Node.h, Node.cpp, LinkedList.h, LinkedList.cpp, ListProcessor.cpp. <text:s/></text:p>
      <text:p text:style-name="NormalWeb">Study the implementation of the Node and LLList methods. <text:s/></text:p>
      <text:h text:style-name="Heading4" text:outline-level="4">Lab Assignment</text:h>
      <text:p text:style-name="P4">1.<text:tab/>Examine, compile, and execute the code.</text:p>
      <text:p text:style-name="P5">2.<text:tab/>The LLList class would be easier to use if a method that reports the size of a LLList was available. <text:s/>Add a size method to the LLList class.</text:p>
      <text:p text:style-name="P6"><text:tab/><text:span text:style-name="T7">Modify the<text:s/></text:span><text:span text:style-name="T8">main()</text:span><text:span text:style-name="T9"><text:s/>routine in<text:s/></text:span><text:span text:style-name="T10">ListProcessor</text:span><text:span text:style-name="T11"><text:s/>to thoroughly test the<text:s/></text:span><text:span text:style-name="T12">size</text:span><text:span text:style-name="T13"><text:s/></text:span><text:span text:style-name="T14">method.</text:span></text:p>
      <text:p text:style-name="P15">4.<text:tab/>Add a <text:s/><text:span text:style-name="T16">double sum()</text:span><text:span text:style-name="T17"><text:s/></text:span><text:s/>method to the<text:s/><text:span text:style-name="T18">LLList</text:span><text:s/>class. <text:s text:c="2"/><text:span text:style-name="T19">sum()</text:span><text:s text:c="3"/>returns the sum of the doubles stored in the linked storage<text:s/>structure of a<text:s/><text:span text:style-name="T20">LLList</text:span><text:s/>class object.  In order to perform this task you will need to traverse the linked list of the object.  For hints on how to write this function look at the<text:s/><text:span text:style-name="T21">print</text:span><text:s/>method in the<text:s/><text:span text:style-name="T22">LLList</text:span><text:s/>class.<text:s/><text:span text:style-name="T23"><text:s/></text:span></text:p>
      <text:p text:style-name="P24"><text:span text:style-name="T25"><text:tab/>Modify the<text:s/></text:span><text:span text:style-name="T26">main()</text:span><text:span text:style-name="T27"><text:s/>routine in<text:s/></text:span><text:span text:style-name="T28">ListProcessor</text:span><text:span text:style-name="T29"><text:s/>to thoroughly test the<text:s/></text:span><text:span text:style-name="T30">sum</text:span><text:span text:style-name="T31"><text:s/></text:span><text:span text:style-name="T32">method.</text:span><text:line-break/> </text:p>
      <text:p text:style-name="P33">5.<text:tab/>Your next task is to create a new insertion method in the<text:s/><text:span text:style-name="T34">LLList</text:span><text:span text:style-name="T35"><text:s/></text:span>class.  This method will insert its parameter value into a new<text:s/><text:span text:style-name="T36">Node</text:span><text:s/>object inserted as the last Node in the linked list.  The signature for this method will be<text:s/><text:span text:style-name="T37">void insertAsLast(double x)</text:span>.  There are two groups of cases you should consider when writing this method.  </text:p>
      <text:p text:style-name="P38"><text:tab/>This<text:s/><text:span text:style-name="T39">LLList</text:span><text:s/>object is empty: <text:s/>A new<text:s/><text:span text:style-name="T40">Node</text:span><text:s/>containing <text:s/><text:span text:style-name="T41">x</text:span><text:s text:c="2"/>will be the only<text:s/><text:span text:style-name="T42">Node</text:span><text:s/>in the linked list.</text:p>
      <text:soft-page-break/>
      <text:p text:style-name="P43"><text:tab/>This<text:s/><text:span text:style-name="T44">LLList</text:span><text:s/>object has one or more<text:s/><text:span text:style-name="T45">N</text:span><text:span text:style-name="T46">odes</text:span><text:s/>in its linked list: <text:s/>The code must traverse to the current last<text:s/><text:span text:style-name="T47">Node</text:span><text:s/>of the linked list and insert a new<text:s/><text:span text:style-name="T48">Node</text:span><text:s/>containing <text:s/><text:span text:style-name="T49">x</text:span><text:s text:c="2"/>following this<text:s/><text:span text:style-name="T50">Node</text:span>. <text:s/>The new<text:s/><text:span text:style-name="T51">Node</text:span><text:s/>is then the last<text:s/><text:span text:style-name="T52">Node</text:span><text:s/>in the linked list.</text:p>
      <text:p text:style-name="P53"><text:span text:style-name="T54"><text:tab/>Modify the<text:s/></text:span><text:span text:style-name="T55">main()</text:span><text:span text:style-name="T56"><text:s/>routine in<text:s/></text:span><text:span text:style-name="T57">ListProcessor</text:span><text:span text:style-name="T58"><text:s/>to thoroughly test the<text:s/></text:span><text:span text:style-name="T59">insertAsLast</text:span><text:span text:style-name="T60"><text:s/></text:span><text:span text:style-name="T61">method.</text:span><text:line-break/></text:p>
      <text:h text:style-name="Heading4" text:outline-level="4">Turn In:</text:h>
      <text:p text:style-name="NormalWeb">Upload all your modified files: <text:s/>ListProcessor.cpp, LinkedList.h, and LinkedList.cpp. </text:p>
      <text:p text:style-name="NormalWeb">Write your name in comments at the top of each file. 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Standard" style:default-outline-level="3">
      <style:paragraph-properties fo:margin-top="0.1944in" fo:margin-bottom="0.1944in"/>
      <style:text-properties fo:font-weight="bold" style:font-weight-asian="bold" style:font-weight-complex="bold" fo:font-size="13.5pt" style:font-size-asian="13.5pt" style:font-size-complex="13.5pt" fo:hyphenate="false"/>
    </style:style>
    <style:style style:name="Heading4" style:display-name="Heading 4" style:family="paragraph" style:parent-style-name="Standard" style:default-outline-level="4">
      <style:paragraph-properties fo:margin-top="0.1944in" fo:margin-bottom="0.1944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>
      <style:text-properties fo:font-size="12pt" style:font-size-asian="12pt" style:font-size-complex="12pt"/>
    </style:style>
    <style:style style:name="FooterChar" style:display-name="Footer Char" style:family="text">
      <style:text-properties fo:font-size="12pt" style:font-size-asian="12pt" style:font-size-complex="12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</style:style>
    <style:style style:name="P3" style:parent-style-name="Header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</style:style>
  </office:automatic-styles>
  <office:master-styles>
    <style:master-page style:name="MP0" style:page-layout-name="PL0">
      <style:header>
        <text:p text:style-name="P2">COSC 2030 <text:s/>Computer Science II</text:p>
        <text:p text:style-name="P3">Fall<text:s/>2017<text:tab/><text:tab/>page<text:s/><text:page-number style:num-format="1" text:fixed="false">1</text:page-number><text:s/>of<text:s/>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ab 06: Lists</dc:title>
    <meta:initial-creator>Thomas Bailey</meta:initial-creator>
    <dc:creator>Owner</dc:creator>
    <meta:creation-date>2017-09-22T00:06:00Z</meta:creation-date>
    <dc:date>2017-09-22T00:06:00Z</dc:date>
    <meta:print-date>2016-02-05T17:22:00Z</meta:print-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Company">University of Wyomi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38" meta:character-count="2265" meta:row-count="16" meta:non-whitespace-character-count="1931"/>
  </office:meta>
</office:document-meta>
</file>